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0.647cm"/>
    </style:style>
    <style:style style:name="co5" style:family="table-column">
      <style:table-column-properties fo:break-before="auto" style:column-width="3.126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118cm"/>
    </style:style>
    <style:style style:name="co9" style:family="table-column">
      <style:table-column-properties fo:break-before="auto" style:column-width="2.582cm"/>
    </style:style>
    <style:style style:name="co10" style:family="table-column">
      <style:table-column-properties fo:break-before="auto" style:column-width="0.859cm"/>
    </style:style>
    <style:style style:name="co11" style:family="table-column">
      <style:table-column-properties fo:break-before="auto" style:column-width="2.5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951cm" fo:break-before="auto" style:use-optimal-row-height="false"/>
    </style:style>
    <style:style style:name="ro4" style:family="table-row">
      <style:table-row-properties style:row-height="0.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3b3b3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ackground-color="#cccccc" fo:border-left="0.002cm solid #000000" fo:border-right="none" fo:border-top="none"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4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5" style:family="table-cell" style:parent-style-name="Default">
      <style:table-cell-properties fo:background-color="#e6e6e6" style:vertical-align="top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none" fo:background-color="#b3b3b3" fo:border-left="none" fo:border-right="none" fo:border-top="0.002cm solid #000000"/>
    </style:style>
    <style:style style:name="ce8" style:family="table-cell" style:parent-style-name="Default">
      <style:table-cell-properties fo:border-bottom="none" fo:background-color="#b3b3b3" fo:border-left="none" fo:border-right="0.002cm solid #000000" fo:border-top="0.002cm solid #000000"/>
    </style:style>
    <style:style style:name="ce9" style:family="table-cell" style:parent-style-name="Default">
      <style:table-cell-properties fo:border-bottom="none" fo:background-color="#e6e6e6" fo:border-left="none" fo:border-right="0.002cm solid #000000" fo:border-top="none" style:vertical-align="top"/>
    </style:style>
    <style:style style:name="gr1" style:family="graphic">
      <style:graphic-properties svg:stroke-color="#800000" draw:fill="none" draw:fill-color="#ffffff" fo:min-height="0.848cm"/>
    </style:style>
    <style:style style:name="gr2" style:family="graphic">
      <style:graphic-properties svg:stroke-color="#800000" draw:textarea-horizontal-align="center" draw:textarea-vertical-align="middle"/>
    </style:style>
    <style:style style:name="gr3" style:family="graphic">
      <style:graphic-properties draw:fill="none" draw:fill-color="#ffffff" fo:min-height="1.134cm"/>
    </style:style>
    <style:style style:name="P1" style:family="paragraph">
      <style:paragraph-properties fo:margin-left="0.1cm" fo:margin-right="0cm" fo:margin-top="0.2cm" fo:margin-bottom="0cm" fo:line-height="150%" fo:text-align="center" fo:text-indent="0cm">
        <style:tab-stops/>
      </style:paragraph-properties>
    </style:style>
    <style:style style:name="P2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7" table:default-cell-style-name="ce6"/>
        <table:table-column table:style-name="co10" table:default-cell-style-name="ce6"/>
        <table:table-column table:style-name="co11" table:default-cell-style-name="ce6"/>
        <table:table-column table:style-name="co10" table:default-cell-style-name="ce6"/>
        <table:table-row table:style-name="ro1" table:number-rows-repeated="2">
          <table:table-cell/>
          <table:table-cell table:style-name="Default" table:number-columns-repeated="13"/>
        </table:table-row>
        <table:table-row table:style-name="ro2">
          <table:table-cell/>
          <table:table-cell table:style-name="ce1"/>
          <table:table-cell table:style-name="ce4" office:value-type="string" table:number-columns-spanned="12" table:number-rows-spanned="1">
            <text:p>Clock</text:p>
          </table:table-cell>
          <table:covered-table-cell table:number-columns-repeated="10" table:style-name="ce7"/>
          <table:covered-table-cell table:style-name="ce8"/>
        </table:table-row>
        <table:table-row table:style-name="ro3">
          <table:table-cell/>
          <table:table-cell table:style-name="ce2" office:value-type="string">
            <text:p>Instruction 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9" office:value-type="float" office:value="12">
            <text:p>12</text:p>
          </table:table-cell>
        </table:table-row>
        <table:table-row table:style-name="ro4">
          <table:table-cell/>
          <table:table-cell office:value-type="string">
            <text:p>LW R1,0(R2)</text:p>
          </table:table-cell>
          <table:table-cell office:value-type="string">
            <text:p>IF</text:p>
          </table:table-cell>
          <table:table-cell office:value-type="string">
            <text:p>ID</text:p>
          </table:table-cell>
          <table:table-cell office:value-type="string">
            <text:p>EX</text:p>
            <draw:caption draw:z-index="1" draw:style-name="gr1" draw:text-style-name="P1" svg:width="2.026cm" svg:height="0.848cm" svg:x="1.74cm" svg:y="6.057cm" draw:caption-point-x="2.654cm" draw:caption-point-y="-5.202cm">
              <text:p text:style-name="P1">Hazard</text:p>
            </draw:caption>
          </table:table-cell>
          <table:table-cell office:value-type="string">
            <text:p>MEM</text:p>
            <draw:line table:end-cell-address="Sheet1.F6" table:end-x="1.337cm" table:end-y="0.24cm" draw:z-index="2" draw:style-name="gr2" draw:text-style-name="P2" svg:x1="1.337cm" svg:y1="0.108cm" svg:x2="1.337cm" svg:y2="1.166cm">
              <text:p/>
            </draw:line>
          </table:table-cell>
          <table:table-cell office:value-type="string">
            <text:p>WB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ADDI R1,R1,#1D</text:p>
          </table:table-cell>
          <table:table-cell/>
          <table:table-cell office:value-type="string">
            <text:p>IF</text:p>
          </table:table-cell>
          <table:table-cell office:value-type="string">
            <text:p>stall(R1 unknown)</text:p>
          </table:table-cell>
          <table:table-cell office:value-type="string">
            <text:p>ID(R1)</text:p>
          </table:table-cell>
          <table:table-cell office:value-type="string">
            <text:p>EX</text:p>
            <draw:line table:end-cell-address="Sheet1.G7" table:end-x="1.041cm" table:end-y="0.551cm" draw:z-index="0" draw:style-name="gr2" draw:text-style-name="P2" svg:x1="1.041cm" svg:y1="0.42cm" svg:x2="1.041cm" svg:y2="1.477cm">
              <text:p/>
            </draw:line>
          </table:table-cell>
          <table:table-cell office:value-type="string">
            <text:p>MEM</text:p>
          </table:table-cell>
          <table:table-cell office:value-type="string">
            <text:p>WB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SW 0(R2),R1</text:p>
          </table:table-cell>
          <table:table-cell table:number-columns-repeated="3"/>
          <table:table-cell office:value-type="string">
            <text:p>IF</text:p>
          </table:table-cell>
          <table:table-cell office:value-type="string">
            <text:p>ID(R1)</text:p>
          </table:table-cell>
          <table:table-cell office:value-type="string">
            <text:p>EX</text:p>
          </table:table-cell>
          <table:table-cell office:value-type="string">
            <text:p>MEM</text:p>
          </table:table-cell>
          <table:table-cell office:value-type="string">
            <text:p>WB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ADDI R2,R2,#4</text:p>
          </table:table-cell>
          <table:table-cell table:number-columns-repeated="4"/>
          <table:table-cell office:value-type="string">
            <text:p>IF</text:p>
          </table:table-cell>
          <table:table-cell office:value-type="string">
            <text:p>ID</text:p>
          </table:table-cell>
          <table:table-cell office:value-type="string">
            <text:p>EX</text:p>
            <draw:line table:end-cell-address="Sheet1.I9" table:end-x="1.714cm" table:end-y="0.239cm" draw:z-index="3" draw:style-name="gr2" draw:text-style-name="P2" svg:x1="1.714cm" svg:y1="0.184cm" svg:x2="1.714cm" svg:y2="1.165cm">
              <text:p/>
            </draw:line>
          </table:table-cell>
          <table:table-cell office:value-type="string">
            <text:p>MEM</text:p>
          </table:table-cell>
          <table:table-cell office:value-type="string">
            <text:p>WB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SUB R4,R3,R2</text:p>
          </table:table-cell>
          <table:table-cell table:number-columns-repeated="5"/>
          <table:table-cell office:value-type="string">
            <text:p>IF</text:p>
          </table:table-cell>
          <table:table-cell office:value-type="string">
            <text:p>ID (R2)</text:p>
          </table:table-cell>
          <table:table-cell office:value-type="string">
            <text:p>EX</text:p>
            <draw:line table:end-cell-address="Sheet1.K10" table:end-x="0.321cm" table:end-y="0.289cm" draw:z-index="4" draw:style-name="gr2" draw:text-style-name="P2" svg:x1="0.765cm" svg:y1="0.887cm" svg:x2="1.435cm" svg:y2="1.215cm">
              <text:p/>
            </draw:line>
          </table:table-cell>
          <table:table-cell office:value-type="string">
            <text:p>MEM</text:p>
          </table:table-cell>
          <table:table-cell office:value-type="string">
            <text:p>WB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NEZ R4, Loop</text:p>
          </table:table-cell>
          <table:table-cell table:number-columns-repeated="2"/>
          <table:table-cell>
            <draw:caption draw:z-index="5" draw:style-name="gr3" svg:width="4.04cm" svg:height="1.873cm" svg:x="2.905cm" svg:y="3.089cm" draw:caption-point-x="4.104cm" draw:caption-point-y="-2.241cm">
              <text:p>With new processor (dataram and coderam), the bus will not be busy</text:p>
              <text:p/>
            </draw:caption>
          </table:table-cell>
          <table:table-cell table:number-columns-repeated="3"/>
          <table:table-cell office:value-type="string">
            <text:p>stall(bus busy)</text:p>
          </table:table-cell>
          <table:table-cell office:value-type="string">
            <text:p>IF</text:p>
          </table:table-cell>
          <table:table-cell office:value-type="string">
            <text:p>ID(R4)</text:p>
          </table:table-cell>
          <table:table-cell office:value-type="string">
            <text:p>EX</text:p>
          </table:table-cell>
          <table:table-cell office:value-type="string">
            <text:p>MEM</text:p>
          </table:table-cell>
          <table:table-cell office:value-type="string">
            <text:p>WB</text:p>
          </table:table-cell>
        </table:table-row>
        <table:table-row table:style-name="ro4">
          <table:table-cell table:number-columns-repeated="12"/>
          <table:table-cell office:value-type="string">
            <text:p>(calcul du PC)</text:p>
          </table:table-cell>
          <table:table-cell office:value-type="string">
            <text:p>IF </text:p>
          </table:table-cell>
        </table:table-row>
        <table:table-row table:style-name="ro4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9.03.2011</text:date>, <text:time>18:3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ias </meta:initial-creator>
    <meta:creation-date>2011-03-09T15:11:50</meta:creation-date>
    <dc:date>2011-03-09T18:31:42</dc:date>
    <dc:creator>Elias Medawar</dc:creator>
    <meta:editing-duration>PT2H11M24S</meta:editing-duration>
    <meta:editing-cycles>4</meta:editing-cycles>
    <meta:generator>OpenOffice.org/3.3$Unix OpenOffice.org_project/330m20$Build-9567</meta:generator>
    <meta:document-statistic meta:table-count="3" meta:cell-count="54" meta:object-count="6"/>
  </office:meta>
</office:document-meta>
</file>